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A">
            <text:p>A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С">
            <text:p>С</text:p>
          </table:table-cell>
        </table:table-row>
        <table:table-row>
          <table:table-cell office:value-type="float" office:value="7796337108">
            <text:p>7796337108</text:p>
          </table:table-cell>
          <table:table-cell office:value-type="string" office:value="Text">
            <text:p>Text</text:p>
          </table:table-cell>
          <table:table-cell office:value-type="string" office:value="План на 14.08.2025&#10;1. купи тетерадь&#10;2. аыа&#10;3. аыоа">
            <text:p>План на 14.08.2025
1. купи тетерадь
2. аыа
3. аыоа</text:p>
          </table:table-cell>
        </table:table-row>
        <table:table-row>
          <table:table-cell office:value-type="float" office:value="5578083893">
            <text:p>5578083893</text:p>
          </table:table-cell>
          <table:table-cell office:value-type="string" office:value="Button">
            <text:p>Button</text:p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